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2535885016782755">
            <text:p>0.12535885016782755</text:p>
          </table:table-cell>
          <table:table-cell office:value-type="float" office:value="0.11966243872820229">
            <text:p>0.11966243872820229</text:p>
          </table:table-cell>
          <table:table-cell office:value-type="float" office:value="0.11758023570911061">
            <text:p>0.11758023570911061</text:p>
          </table:table-cell>
          <table:table-cell office:value-type="float" office:value="0.11379276118980212">
            <text:p>0.11379276118980212</text:p>
          </table:table-cell>
          <table:table-cell office:value-type="float" office:value="0.11212135031977435">
            <text:p>0.11212135031977435</text:p>
          </table:table-cell>
          <table:table-cell office:value-type="float" office:value="0.11139517775293487">
            <text:p>0.11139517775293487</text:p>
          </table:table-cell>
          <table:table-cell office:value-type="float" office:value="0.12071359809901168">
            <text:p>0.12071359809901168</text:p>
          </table:table-cell>
          <table:table-cell office:value-type="float" office:value="0.14176856434368018">
            <text:p>0.14176856434368018</text:p>
          </table:table-cell>
          <table:table-cell office:value-type="float" office:value="0.16107210830328117">
            <text:p>0.16107210830328117</text:p>
          </table:table-cell>
          <table:table-cell office:value-type="float" office:value="0.17041618748245674">
            <text:p>0.17041618748245674</text:p>
          </table:table-cell>
          <table:table-cell office:value-type="float" office:value="0.17464307265382667">
            <text:p>0.17464307265382667</text:p>
          </table:table-cell>
          <table:table-cell office:value-type="float" office:value="0.1763786180656275">
            <text:p>0.1763786180656275</text:p>
          </table:table-cell>
          <table:table-cell office:value-type="float" office:value="0.17693164994343286">
            <text:p>0.17693164994343286</text:p>
          </table:table-cell>
          <table:table-cell office:value-type="float" office:value="0.17526282251407863">
            <text:p>0.17526282251407863</text:p>
          </table:table-cell>
          <table:table-cell office:value-type="float" office:value="0.17311605856009388">
            <text:p>0.17311605856009388</text:p>
          </table:table-cell>
          <table:table-cell office:value-type="float" office:value="0.17195506533773022">
            <text:p>0.17195506533773022</text:p>
          </table:table-cell>
          <table:table-cell office:value-type="float" office:value="0.17444733312938474">
            <text:p>0.17444733312938474</text:p>
          </table:table-cell>
          <table:table-cell office:value-type="float" office:value="0.18220971956756035">
            <text:p>0.18220971956756035</text:p>
          </table:table-cell>
          <table:table-cell office:value-type="float" office:value="0.186576712502067">
            <text:p>0.186576712502067</text:p>
          </table:table-cell>
          <table:table-cell office:value-type="float" office:value="0.18446383426021845">
            <text:p>0.18446383426021845</text:p>
          </table:table-cell>
          <table:table-cell office:value-type="float" office:value="0.17868277124512022">
            <text:p>0.17868277124512022</text:p>
          </table:table-cell>
          <table:table-cell office:value-type="float" office:value="0.1708403232280097">
            <text:p>0.1708403232280097</text:p>
          </table:table-cell>
          <table:table-cell office:value-type="float" office:value="0.15880153985254564">
            <text:p>0.15880153985254564</text:p>
          </table:table-cell>
          <table:table-cell office:value-type="float" office:value="0.14108721321843176">
            <text:p>0.1410872132184317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9775146347119136">
            <text:p>0.29775146347119136</text:p>
          </table:table-cell>
          <table:table-cell office:value-type="float" office:value="0.2842213868917419">
            <text:p>0.2842213868917419</text:p>
          </table:table-cell>
          <table:table-cell office:value-type="float" office:value="0.27927575285514444">
            <text:p>0.27927575285514444</text:p>
          </table:table-cell>
          <table:table-cell office:value-type="float" office:value="0.2702797698872555">
            <text:p>0.2702797698872555</text:p>
          </table:table-cell>
          <table:table-cell office:value-type="float" office:value="0.26630984648778167">
            <text:p>0.26630984648778167</text:p>
          </table:table-cell>
          <table:table-cell office:value-type="float" office:value="0.26458504648985876">
            <text:p>0.26458504648985876</text:p>
          </table:table-cell>
          <table:table-cell office:value-type="float" office:value="0.2867180932717136">
            <text:p>0.2867180932717136</text:p>
          </table:table-cell>
          <table:table-cell office:value-type="float" office:value="0.3367277017221227">
            <text:p>0.3367277017221227</text:p>
          </table:table-cell>
          <table:table-cell office:value-type="float" office:value="0.382577344220095">
            <text:p>0.382577344220095</text:p>
          </table:table-cell>
          <table:table-cell office:value-type="float" office:value="0.4047713356827279">
            <text:p>0.4047713356827279</text:p>
          </table:table-cell>
          <table:table-cell office:value-type="float" office:value="0.4148110037557422">
            <text:p>0.4148110037557422</text:p>
          </table:table-cell>
          <table:table-cell office:value-type="float" office:value="0.41893325906992646">
            <text:p>0.41893325906992646</text:p>
          </table:table-cell>
          <table:table-cell office:value-type="float" office:value="0.42024681651515405">
            <text:p>0.42024681651515405</text:p>
          </table:table-cell>
          <table:table-cell office:value-type="float" office:value="0.416283029285885">
            <text:p>0.416283029285885</text:p>
          </table:table-cell>
          <table:table-cell office:value-type="float" office:value="0.4111840505686215">
            <text:p>0.4111840505686215</text:p>
          </table:table-cell>
          <table:table-cell office:value-type="float" office:value="0.4084264675932194">
            <text:p>0.4084264675932194</text:p>
          </table:table-cell>
          <table:table-cell office:value-type="float" office:value="0.414346084607366">
            <text:p>0.414346084607366</text:p>
          </table:table-cell>
          <table:table-cell office:value-type="float" office:value="0.43278325054260847">
            <text:p>0.43278325054260847</text:p>
          </table:table-cell>
          <table:table-cell office:value-type="float" office:value="0.44315570159394607">
            <text:p>0.44315570159394607</text:p>
          </table:table-cell>
          <table:table-cell office:value-type="float" office:value="0.43813720798296846">
            <text:p>0.43813720798296846</text:p>
          </table:table-cell>
          <table:table-cell office:value-type="float" office:value="0.42440606757397437">
            <text:p>0.42440606757397437</text:p>
          </table:table-cell>
          <table:table-cell office:value-type="float" office:value="0.40577873993683355">
            <text:p>0.40577873993683355</text:p>
          </table:table-cell>
          <table:table-cell office:value-type="float" office:value="0.3771843059287178">
            <text:p>0.3771843059287178</text:p>
          </table:table-cell>
          <table:table-cell office:value-type="float" office:value="0.33510936129853885">
            <text:p>0.3351093612985388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31433160613619">
            <text:p>0.431433160613619</text:p>
          </table:table-cell>
          <table:table-cell office:value-type="float" office:value="0.4118284754377193">
            <text:p>0.4118284754377193</text:p>
          </table:table-cell>
          <table:table-cell office:value-type="float" office:value="0.4046623963905414">
            <text:p>0.4046623963905414</text:p>
          </table:table-cell>
          <table:table-cell office:value-type="float" office:value="0.3916274802245014">
            <text:p>0.3916274802245014</text:p>
          </table:table-cell>
          <table:table-cell office:value-type="float" office:value="0.38587517734860116">
            <text:p>0.38587517734860116</text:p>
          </table:table-cell>
          <table:table-cell office:value-type="float" office:value="0.383375992606215">
            <text:p>0.383375992606215</text:p>
          </table:table-cell>
          <table:table-cell office:value-type="float" office:value="0.41544612994755065">
            <text:p>0.41544612994755065</text:p>
          </table:table-cell>
          <table:table-cell office:value-type="float" office:value="0.4879085896892385">
            <text:p>0.4879085896892385</text:p>
          </table:table-cell>
          <table:table-cell office:value-type="float" office:value="0.5543433804549889">
            <text:p>0.5543433804549889</text:p>
          </table:table-cell>
          <table:table-cell office:value-type="float" office:value="0.5865018248559908">
            <text:p>0.5865018248559908</text:p>
          </table:table-cell>
          <table:table-cell office:value-type="float" office:value="0.6010490102090251">
            <text:p>0.6010490102090251</text:p>
          </table:table-cell>
          <table:table-cell office:value-type="float" office:value="0.6070220375732612">
            <text:p>0.6070220375732612</text:p>
          </table:table-cell>
          <table:table-cell office:value-type="float" office:value="0.6089253438866372">
            <text:p>0.6089253438866372</text:p>
          </table:table-cell>
          <table:table-cell office:value-type="float" office:value="0.6031819321418657">
            <text:p>0.6031819321418657</text:p>
          </table:table-cell>
          <table:table-cell office:value-type="float" office:value="0.5957936611381089">
            <text:p>0.5957936611381089</text:p>
          </table:table-cell>
          <table:table-cell office:value-type="float" office:value="0.5917980040727747">
            <text:p>0.5917980040727747</text:p>
          </table:table-cell>
          <table:table-cell office:value-type="float" office:value="0.600375355963047">
            <text:p>0.600375355963047</text:p>
          </table:table-cell>
          <table:table-cell office:value-type="float" office:value="0.6270902700711641">
            <text:p>0.6270902700711641</text:p>
          </table:table-cell>
          <table:table-cell office:value-type="float" office:value="0.642119648225074">
            <text:p>0.642119648225074</text:p>
          </table:table-cell>
          <table:table-cell office:value-type="float" office:value="0.6348479977859405">
            <text:p>0.6348479977859405</text:p>
          </table:table-cell>
          <table:table-cell office:value-type="float" office:value="0.6149519770026358">
            <text:p>0.6149519770026358</text:p>
          </table:table-cell>
          <table:table-cell office:value-type="float" office:value="0.58796152415116">
            <text:p>0.58796152415116</text:p>
          </table:table-cell>
          <table:table-cell office:value-type="float" office:value="0.5465290257302999">
            <text:p>0.5465290257302999</text:p>
          </table:table-cell>
          <table:table-cell office:value-type="float" office:value="0.48556366175586807">
            <text:p>0.4855636617558680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6000483813231436">
            <text:p>0.6000483813231436</text:p>
          </table:table-cell>
          <table:table-cell office:value-type="float" office:value="0.5817691011264269">
            <text:p>0.5817691011264269</text:p>
          </table:table-cell>
          <table:table-cell office:value-type="float" office:value="0.5001145187846288">
            <text:p>0.5001145187846288</text:p>
          </table:table-cell>
          <table:table-cell office:value-type="float" office:value="0.48077587368078156">
            <text:p>0.48077587368078156</text:p>
          </table:table-cell>
          <table:table-cell office:value-type="float" office:value="0.4263898586584627">
            <text:p>0.4263898586584627</text:p>
          </table:table-cell>
          <table:table-cell office:value-type="float" office:value="0.44162220076167485">
            <text:p>0.44162220076167485</text:p>
          </table:table-cell>
          <table:table-cell office:value-type="float" office:value="0.5161358994407568">
            <text:p>0.5161358994407568</text:p>
          </table:table-cell>
          <table:table-cell office:value-type="float" office:value="0.2983566520134652">
            <text:p>0.2983566520134652</text:p>
          </table:table-cell>
          <table:table-cell office:value-type="float" office:value="0.32232353971960276">
            <text:p>0.32232353971960276</text:p>
          </table:table-cell>
          <table:table-cell office:value-type="float" office:value="0.35544743679701507">
            <text:p>0.35544743679701507</text:p>
          </table:table-cell>
          <table:table-cell office:value-type="float" office:value="0.33369448438406896">
            <text:p>0.33369448438406896</text:p>
          </table:table-cell>
          <table:table-cell office:value-type="float" office:value="0.33400847575489834">
            <text:p>0.33400847575489834</text:p>
          </table:table-cell>
          <table:table-cell office:value-type="float" office:value="0.34564988287586673">
            <text:p>0.34564988287586673</text:p>
          </table:table-cell>
          <table:table-cell office:value-type="float" office:value="0.34570041519961664">
            <text:p>0.34570041519961664</text:p>
          </table:table-cell>
          <table:table-cell office:value-type="float" office:value="0.33643468850073327">
            <text:p>0.33643468850073327</text:p>
          </table:table-cell>
          <table:table-cell office:value-type="float" office:value="0.3457233190365673">
            <text:p>0.3457233190365673</text:p>
          </table:table-cell>
          <table:table-cell office:value-type="float" office:value="0.35558782915380793">
            <text:p>0.35558782915380793</text:p>
          </table:table-cell>
          <table:table-cell office:value-type="float" office:value="0.39621626807187443">
            <text:p>0.39621626807187443</text:p>
          </table:table-cell>
          <table:table-cell office:value-type="float" office:value="0.36696781541754603">
            <text:p>0.36696781541754603</text:p>
          </table:table-cell>
          <table:table-cell office:value-type="float" office:value="0.3605401757530141">
            <text:p>0.3605401757530141</text:p>
          </table:table-cell>
          <table:table-cell office:value-type="float" office:value="0.36892327620697296">
            <text:p>0.36892327620697296</text:p>
          </table:table-cell>
          <table:table-cell office:value-type="float" office:value="0.3521619088554107">
            <text:p>0.3521619088554107</text:p>
          </table:table-cell>
          <table:table-cell office:value-type="float" office:value="0.5635488547664179">
            <text:p>0.5635488547664179</text:p>
          </table:table-cell>
          <table:table-cell office:value-type="float" office:value="0.5759017136062305">
            <text:p>0.575901713606230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607655050348215">
            <text:p>0.37607655050348215</text:p>
          </table:table-cell>
          <table:table-cell office:value-type="float" office:value="0.35898731618460633">
            <text:p>0.35898731618460633</text:p>
          </table:table-cell>
          <table:table-cell office:value-type="float" office:value="0.35274070712733185">
            <text:p>0.35274070712733185</text:p>
          </table:table-cell>
          <table:table-cell office:value-type="float" office:value="0.34137828356940625">
            <text:p>0.34137828356940625</text:p>
          </table:table-cell>
          <table:table-cell office:value-type="float" office:value="0.33636405095932315">
            <text:p>0.33636405095932315</text:p>
          </table:table-cell>
          <table:table-cell office:value-type="float" office:value="0.3341855332588049">
            <text:p>0.3341855332588049</text:p>
          </table:table-cell>
          <table:table-cell office:value-type="float" office:value="0.3621407942970346">
            <text:p>0.3621407942970346</text:p>
          </table:table-cell>
          <table:table-cell office:value-type="float" office:value="0.42530569303104054">
            <text:p>0.42530569303104054</text:p>
          </table:table-cell>
          <table:table-cell office:value-type="float" office:value="0.4832163249098448">
            <text:p>0.4832163249098448</text:p>
          </table:table-cell>
          <table:table-cell office:value-type="float" office:value="0.5112485624473715">
            <text:p>0.5112485624473715</text:p>
          </table:table-cell>
          <table:table-cell office:value-type="float" office:value="0.5239292179614786">
            <text:p>0.5239292179614786</text:p>
          </table:table-cell>
          <table:table-cell office:value-type="float" office:value="0.5291358541968811">
            <text:p>0.5291358541968811</text:p>
          </table:table-cell>
          <table:table-cell office:value-type="float" office:value="0.5307949498302986">
            <text:p>0.5307949498302986</text:p>
          </table:table-cell>
          <table:table-cell office:value-type="float" office:value="0.525788467542236">
            <text:p>0.525788467542236</text:p>
          </table:table-cell>
          <table:table-cell office:value-type="float" office:value="0.5193481756802804">
            <text:p>0.5193481756802804</text:p>
          </table:table-cell>
          <table:table-cell office:value-type="float" office:value="0.5158651960131907">
            <text:p>0.5158651960131907</text:p>
          </table:table-cell>
          <table:table-cell office:value-type="float" office:value="0.5233419993881555">
            <text:p>0.5233419993881555</text:p>
          </table:table-cell>
          <table:table-cell office:value-type="float" office:value="0.5466291587026797">
            <text:p>0.5466291587026797</text:p>
          </table:table-cell>
          <table:table-cell office:value-type="float" office:value="0.5597301375061997">
            <text:p>0.5597301375061997</text:p>
          </table:table-cell>
          <table:table-cell office:value-type="float" office:value="0.5533915027806553">
            <text:p>0.5533915027806553</text:p>
          </table:table-cell>
          <table:table-cell office:value-type="float" office:value="0.536048313735362">
            <text:p>0.536048313735362</text:p>
          </table:table-cell>
          <table:table-cell office:value-type="float" office:value="0.5125209696840304">
            <text:p>0.5125209696840304</text:p>
          </table:table-cell>
          <table:table-cell office:value-type="float" office:value="0.4764046195576369">
            <text:p>0.4764046195576369</text:p>
          </table:table-cell>
          <table:table-cell office:value-type="float" office:value="0.42326163965529523">
            <text:p>0.423261639655295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170843845163704">
            <text:p>0.7170843845163704</text:p>
          </table:table-cell>
          <table:table-cell office:value-type="float" office:value="0.6934868900368534">
            <text:p>0.6934868900368534</text:p>
          </table:table-cell>
          <table:table-cell office:value-type="float" office:value="0.6098883466674517">
            <text:p>0.6098883466674517</text:p>
          </table:table-cell>
          <table:table-cell office:value-type="float" office:value="0.5870136857231394">
            <text:p>0.5870136857231394</text:p>
          </table:table-cell>
          <table:table-cell office:value-type="float" office:value="0.5310672284371925">
            <text:p>0.5310672284371925</text:p>
          </table:table-cell>
          <table:table-cell office:value-type="float" office:value="0.5456216101511882">
            <text:p>0.5456216101511882</text:p>
          </table:table-cell>
          <table:table-cell office:value-type="float" office:value="0.6288350589629428">
            <text:p>0.6288350589629428</text:p>
          </table:table-cell>
          <table:table-cell office:value-type="float" office:value="0.43071289273370966">
            <text:p>0.43071289273370966</text:p>
          </table:table-cell>
          <table:table-cell office:value-type="float" office:value="0.4727017200912725">
            <text:p>0.4727017200912725</text:p>
          </table:table-cell>
          <table:table-cell office:value-type="float" office:value="0.5145493225886655">
            <text:p>0.5145493225886655</text:p>
          </table:table-cell>
          <table:table-cell office:value-type="float" office:value="0.4967426232384394">
            <text:p>0.4967426232384394</text:p>
          </table:table-cell>
          <table:table-cell office:value-type="float" office:value="0.4986769333828186">
            <text:p>0.4986769333828186</text:p>
          </table:table-cell>
          <table:table-cell office:value-type="float" office:value="0.5108346553912493">
            <text:p>0.5108346553912493</text:p>
          </table:table-cell>
          <table:table-cell office:value-type="float" office:value="0.5093271573717933">
            <text:p>0.5093271573717933</text:p>
          </table:table-cell>
          <table:table-cell office:value-type="float" office:value="0.4980571950514323">
            <text:p>0.4980571950514323</text:p>
          </table:table-cell>
          <table:table-cell office:value-type="float" office:value="0.5062619132324724">
            <text:p>0.5062619132324724</text:p>
          </table:table-cell>
          <table:table-cell office:value-type="float" office:value="0.5184532240568991">
            <text:p>0.5184532240568991</text:p>
          </table:table-cell>
          <table:table-cell office:value-type="float" office:value="0.5663286876784381">
            <text:p>0.5663286876784381</text:p>
          </table:table-cell>
          <table:table-cell office:value-type="float" office:value="0.5411572937905509">
            <text:p>0.5411572937905509</text:p>
          </table:table-cell>
          <table:table-cell office:value-type="float" office:value="0.532757054470479">
            <text:p>0.532757054470479</text:p>
          </table:table-cell>
          <table:table-cell office:value-type="float" office:value="0.5357429092685518">
            <text:p>0.5357429092685518</text:p>
          </table:table-cell>
          <table:table-cell office:value-type="float" office:value="0.5116597710971049">
            <text:p>0.5116597710971049</text:p>
          </table:table-cell>
          <table:table-cell office:value-type="float" office:value="0.7118072146699271">
            <text:p>0.7118072146699271</text:p>
          </table:table-cell>
          <table:table-cell office:value-type="float" office:value="0.707621839585765">
            <text:p>0.70762183958576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847735698516496">
            <text:p>1.0847735698516496</text:p>
          </table:table-cell>
          <table:table-cell office:value-type="float" office:value="1.0444679699709885">
            <text:p>1.0444679699709885</text:p>
          </table:table-cell>
          <table:table-cell office:value-type="float" office:value="0.9547621311791469">
            <text:p>0.9547621311791469</text:p>
          </table:table-cell>
          <table:table-cell office:value-type="float" office:value="0.9207784546478335">
            <text:p>0.9207784546478335</text:p>
          </table:table-cell>
          <table:table-cell office:value-type="float" office:value="0.8599295935799576">
            <text:p>0.8599295935799576</text:p>
          </table:table-cell>
          <table:table-cell office:value-type="float" office:value="0.8723540435088704">
            <text:p>0.8723540435088704</text:p>
          </table:table-cell>
          <table:table-cell office:value-type="float" office:value="0.982899287252324">
            <text:p>0.982899287252324</text:p>
          </table:table-cell>
          <table:table-cell office:value-type="float" office:value="0.8465332983922961">
            <text:p>0.8465332983922961</text:p>
          </table:table-cell>
          <table:table-cell office:value-type="float" office:value="0.945141218403368">
            <text:p>0.945141218403368</text:p>
          </table:table-cell>
          <table:table-cell office:value-type="float" office:value="1.0143958755801847">
            <text:p>1.0143958755801847</text:p>
          </table:table-cell>
          <table:table-cell office:value-type="float" office:value="1.008987024192715">
            <text:p>1.008987024192715</text:p>
          </table:table-cell>
          <table:table-cell office:value-type="float" office:value="1.016011850704489">
            <text:p>1.016011850704489</text:p>
          </table:table-cell>
          <table:table-cell office:value-type="float" office:value="1.0297916667281635">
            <text:p>1.0297916667281635</text:p>
          </table:table-cell>
          <table:table-cell office:value-type="float" office:value="1.0233893423989353">
            <text:p>1.0233893423989353</text:p>
          </table:table-cell>
          <table:table-cell office:value-type="float" office:value="1.0058227214199216">
            <text:p>1.0058227214199216</text:p>
          </table:table-cell>
          <table:table-cell office:value-type="float" office:value="1.0106221383275442">
            <text:p>1.0106221383275442</text:p>
          </table:table-cell>
          <table:table-cell office:value-type="float" office:value="1.0301235027518891">
            <text:p>1.0301235027518891</text:p>
          </table:table-cell>
          <table:table-cell office:value-type="float" office:value="1.100766768901044">
            <text:p>1.100766768901044</text:p>
          </table:table-cell>
          <table:table-cell office:value-type="float" office:value="1.0884041720969204">
            <text:p>1.0884041720969204</text:p>
          </table:table-cell>
          <table:table-cell office:value-type="float" office:value="1.0738066640685162">
            <text:p>1.0738066640685162</text:p>
          </table:table-cell>
          <table:table-cell office:value-type="float" office:value="1.0598361225088726">
            <text:p>1.0598361225088726</text:p>
          </table:table-cell>
          <table:table-cell office:value-type="float" office:value="1.0127503537406612">
            <text:p>1.0127503537406612</text:p>
          </table:table-cell>
          <table:table-cell office:value-type="float" office:value="1.177586924201403">
            <text:p>1.177586924201403</text:p>
          </table:table-cell>
          <table:table-cell office:value-type="float" office:value="1.1214437789227916">
            <text:p>1.121443778922791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426561262178755">
            <text:p>0.3426561262178755</text:p>
          </table:table-cell>
          <table:table-cell office:value-type="float" office:value="0.32708554404811263">
            <text:p>0.32708554404811263</text:p>
          </table:table-cell>
          <table:table-cell office:value-type="float" office:value="0.32139404624348294">
            <text:p>0.32139404624348294</text:p>
          </table:table-cell>
          <table:table-cell office:value-type="float" office:value="0.31104135598509514">
            <text:p>0.31104135598509514</text:p>
          </table:table-cell>
          <table:table-cell office:value-type="float" office:value="0.30647271824411865">
            <text:p>0.30647271824411865</text:p>
          </table:table-cell>
          <table:table-cell office:value-type="float" office:value="0.30448779672971515">
            <text:p>0.30448779672971515</text:p>
          </table:table-cell>
          <table:table-cell office:value-type="float" office:value="0.3299587851280754">
            <text:p>0.3299587851280754</text:p>
          </table:table-cell>
          <table:table-cell office:value-type="float" office:value="0.3875104710392622">
            <text:p>0.3875104710392622</text:p>
          </table:table-cell>
          <table:table-cell office:value-type="float" office:value="0.440274815851122">
            <text:p>0.440274815851122</text:p>
          </table:table-cell>
          <table:table-cell office:value-type="float" office:value="0.46581594015405575">
            <text:p>0.46581594015405575</text:p>
          </table:table-cell>
          <table:table-cell office:value-type="float" office:value="0.47736971634815856">
            <text:p>0.47736971634815856</text:p>
          </table:table-cell>
          <table:table-cell office:value-type="float" office:value="0.4821136595710475">
            <text:p>0.4821136595710475</text:p>
          </table:table-cell>
          <table:table-cell office:value-type="float" office:value="0.4836253179874278">
            <text:p>0.4836253179874278</text:p>
          </table:table-cell>
          <table:table-cell office:value-type="float" office:value="0.47906374182824113">
            <text:p>0.47906374182824113</text:p>
          </table:table-cell>
          <table:table-cell office:value-type="float" office:value="0.47319577303790816">
            <text:p>0.47319577303790816</text:p>
          </table:table-cell>
          <table:table-cell office:value-type="float" office:value="0.4700223118933015">
            <text:p>0.4700223118933015</text:p>
          </table:table-cell>
          <table:table-cell office:value-type="float" office:value="0.4768346815492359">
            <text:p>0.4768346815492359</text:p>
          </table:table-cell>
          <table:table-cell office:value-type="float" office:value="0.49805240382054017">
            <text:p>0.49805240382054017</text:p>
          </table:table-cell>
          <table:table-cell office:value-type="float" office:value="0.5099891508484178">
            <text:p>0.5099891508484178</text:p>
          </table:table-cell>
          <table:table-cell office:value-type="float" office:value="0.5042138053299133">
            <text:p>0.5042138053299133</text:p>
          </table:table-cell>
          <table:table-cell office:value-type="float" office:value="0.488411836378197">
            <text:p>0.488411836378197</text:p>
          </table:table-cell>
          <table:table-cell office:value-type="float" office:value="0.46697527363044977">
            <text:p>0.46697527363044977</text:p>
          </table:table-cell>
          <table:table-cell office:value-type="float" office:value="0.43406843960724173">
            <text:p>0.43406843960724173</text:p>
          </table:table-cell>
          <table:table-cell office:value-type="float" office:value="0.3856480645409633">
            <text:p>0.385648064540963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7832508703229173">
            <text:p>0.07832508703229173</text:p>
          </table:table-cell>
          <table:table-cell office:value-type="float" office:value="0.07476592929286545">
            <text:p>0.07476592929286545</text:p>
          </table:table-cell>
          <table:table-cell office:value-type="float" office:value="0.07346495427218744">
            <text:p>0.07346495427218744</text:p>
          </table:table-cell>
          <table:table-cell office:value-type="float" office:value="0.07109851368215117">
            <text:p>0.07109851368215117</text:p>
          </table:table-cell>
          <table:table-cell office:value-type="float" office:value="0.07005420447154191">
            <text:p>0.07005420447154191</text:p>
          </table:table-cell>
          <table:table-cell office:value-type="float" office:value="0.06960048676894652">
            <text:p>0.06960048676894652</text:p>
          </table:table-cell>
          <table:table-cell office:value-type="float" office:value="0.07542270102532171">
            <text:p>0.07542270102532171</text:p>
          </table:table-cell>
          <table:table-cell office:value-type="float" office:value="0.088577991308918">
            <text:p>0.088577991308918</text:p>
          </table:table-cell>
          <table:table-cell office:value-type="float" office:value="0.10063898068974986">
            <text:p>0.10063898068974986</text:p>
          </table:table-cell>
          <table:table-cell office:value-type="float" office:value="0.1064772267646438">
            <text:p>0.1064772267646438</text:p>
          </table:table-cell>
          <table:table-cell office:value-type="float" office:value="0.10911821420573599">
            <text:p>0.10911821420573599</text:p>
          </table:table-cell>
          <table:table-cell office:value-type="float" office:value="0.11020259512695374">
            <text:p>0.11020259512695374</text:p>
          </table:table-cell>
          <table:table-cell office:value-type="float" office:value="0.11054813331514547">
            <text:p>0.11054813331514547</text:p>
          </table:table-cell>
          <table:table-cell office:value-type="float" office:value="0.10950543825635185">
            <text:p>0.10950543825635185</text:p>
          </table:table-cell>
          <table:table-cell office:value-type="float" office:value="0.108164125111659">
            <text:p>0.108164125111659</text:p>
          </table:table-cell>
          <table:table-cell office:value-type="float" office:value="0.10743872841997135">
            <text:p>0.10743872841997135</text:p>
          </table:table-cell>
          <table:table-cell office:value-type="float" office:value="0.10899591478078936">
            <text:p>0.10899591478078936</text:p>
          </table:table-cell>
          <table:table-cell office:value-type="float" office:value="0.11384590816007076">
            <text:p>0.11384590816007076</text:p>
          </table:table-cell>
          <table:table-cell office:value-type="float" office:value="0.11657443591225361">
            <text:p>0.11657443591225361</text:p>
          </table:table-cell>
          <table:table-cell office:value-type="float" office:value="0.1152542947976867">
            <text:p>0.1152542947976867</text:p>
          </table:table-cell>
          <table:table-cell office:value-type="float" office:value="0.11164224616138776">
            <text:p>0.11164224616138776</text:p>
          </table:table-cell>
          <table:table-cell office:value-type="float" office:value="0.10674222974719737">
            <text:p>0.10674222974719737</text:p>
          </table:table-cell>
          <table:table-cell office:value-type="float" office:value="0.0992203136289195">
            <text:p>0.0992203136289195</text:p>
          </table:table-cell>
          <table:table-cell office:value-type="float" office:value="0.08815227835675558">
            <text:p>0.088152278356755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5484691638068456">
            <text:p>0.5484691638068456</text:p>
          </table:table-cell>
          <table:table-cell office:value-type="float" office:value="0.5235462643481457">
            <text:p>0.5235462643481457</text:p>
          </table:table-cell>
          <table:table-cell office:value-type="float" office:value="0.5144362242733657">
            <text:p>0.5144362242733657</text:p>
          </table:table-cell>
          <table:table-cell office:value-type="float" office:value="0.4978652922668592">
            <text:p>0.4978652922668592</text:p>
          </table:table-cell>
          <table:table-cell office:value-type="float" office:value="0.49055254712732954">
            <text:p>0.49055254712732954</text:p>
          </table:table-cell>
          <table:table-cell office:value-type="float" office:value="0.48737540199572826">
            <text:p>0.48737540199572826</text:p>
          </table:table-cell>
          <table:table-cell office:value-type="float" office:value="0.5281452894697367">
            <text:p>0.5281452894697367</text:p>
          </table:table-cell>
          <table:table-cell office:value-type="float" office:value="0.620264830409483">
            <text:p>0.620264830409483</text:p>
          </table:table-cell>
          <table:table-cell office:value-type="float" office:value="0.7047215608266586">
            <text:p>0.7047215608266586</text:p>
          </table:table-cell>
          <table:table-cell office:value-type="float" office:value="0.7456037106476414">
            <text:p>0.7456037106476414</text:p>
          </table:table-cell>
          <table:table-cell office:value-type="float" office:value="0.7640971490633955">
            <text:p>0.7640971490633955</text:p>
          </table:table-cell>
          <table:table-cell office:value-type="float" office:value="0.7716904952011802">
            <text:p>0.7716904952011802</text:p>
          </table:table-cell>
          <table:table-cell office:value-type="float" office:value="0.7741101164020184">
            <text:p>0.7741101164020184</text:p>
          </table:table-cell>
          <table:table-cell office:value-type="float" office:value="0.7668086743140423">
            <text:p>0.7668086743140423</text:p>
          </table:table-cell>
          <table:table-cell office:value-type="float" office:value="0.757416167688808">
            <text:p>0.757416167688808</text:p>
          </table:table-cell>
          <table:table-cell office:value-type="float" office:value="0.7523365982686799">
            <text:p>0.7523365982686799</text:p>
          </table:table-cell>
          <table:table-cell office:value-type="float" office:value="0.7632407508661367">
            <text:p>0.7632407508661367</text:p>
          </table:table-cell>
          <table:table-cell office:value-type="float" office:value="0.7972026896777279">
            <text:p>0.7972026896777279</text:p>
          </table:table-cell>
          <table:table-cell office:value-type="float" office:value="0.8163091265980786">
            <text:p>0.8163091265980786</text:p>
          </table:table-cell>
          <table:table-cell office:value-type="float" office:value="0.8070648765034066">
            <text:p>0.8070648765034066</text:p>
          </table:table-cell>
          <table:table-cell office:value-type="float" office:value="0.7817716100642149">
            <text:p>0.7817716100642149</text:p>
          </table:table-cell>
          <table:table-cell office:value-type="float" office:value="0.7474593863928543">
            <text:p>0.7474593863928543</text:p>
          </table:table-cell>
          <table:table-cell office:value-type="float" office:value="0.6947873856338092">
            <text:p>0.6947873856338092</text:p>
          </table:table-cell>
          <table:table-cell office:value-type="float" office:value="0.6172837877354036">
            <text:p>0.617283787735403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455401079770717">
            <text:p>0.8455401079770717</text:p>
          </table:table-cell>
          <table:table-cell office:value-type="float" office:value="0.8161054775344603">
            <text:p>0.8161054775344603</text:p>
          </table:table-cell>
          <table:table-cell office:value-type="float" office:value="0.7303732922654138">
            <text:p>0.7303732922654138</text:p>
          </table:table-cell>
          <table:table-cell office:value-type="float" office:value="0.703617590781757">
            <text:p>0.703617590781757</text:p>
          </table:table-cell>
          <table:table-cell office:value-type="float" office:value="0.6459584319815408">
            <text:p>0.6459584319815408</text:p>
          </table:table-cell>
          <table:table-cell office:value-type="float" office:value="0.6597687017137688">
            <text:p>0.6597687017137688</text:p>
          </table:table-cell>
          <table:table-cell office:value-type="float" office:value="0.7525307737417035">
            <text:p>0.7525307737417035</text:p>
          </table:table-cell>
          <table:table-cell office:value-type="float" office:value="0.5759837170302956">
            <text:p>0.5759837170302956</text:p>
          </table:table-cell>
          <table:table-cell office:value-type="float" office:value="0.6377529643691072">
            <text:p>0.6377529643691072</text:p>
          </table:table-cell>
          <table:table-cell office:value-type="float" office:value="0.6891754827932821">
            <text:p>0.6891754827932821</text:p>
          </table:table-cell>
          <table:table-cell office:value-type="float" office:value="0.6757000898641565">
            <text:p>0.6757000898641565</text:p>
          </table:table-cell>
          <table:table-cell office:value-type="float" office:value="0.6794128204485226">
            <text:p>0.6794128204485226</text:p>
          </table:table-cell>
          <table:table-cell office:value-type="float" office:value="0.6921372364707006">
            <text:p>0.6921372364707006</text:p>
          </table:table-cell>
          <table:table-cell office:value-type="float" office:value="0.6889196841991392">
            <text:p>0.6889196841991392</text:p>
          </table:table-cell>
          <table:table-cell office:value-type="float" office:value="0.6754499241266494">
            <text:p>0.6754499241266494</text:p>
          </table:table-cell>
          <table:table-cell office:value-type="float" office:value="0.6824649678322767">
            <text:p>0.6824649678322767</text:p>
          </table:table-cell>
          <table:table-cell office:value-type="float" office:value="0.6972101155960673">
            <text:p>0.6972101155960673</text:p>
          </table:table-cell>
          <table:table-cell office:value-type="float" office:value="0.7530397281617168">
            <text:p>0.7530397281617168</text:p>
          </table:table-cell>
          <table:table-cell office:value-type="float" office:value="0.7323432096894775">
            <text:p>0.7323432096894775</text:p>
          </table:table-cell>
          <table:table-cell office:value-type="float" office:value="0.7217778954442808">
            <text:p>0.7217778954442808</text:p>
          </table:table-cell>
          <table:table-cell office:value-type="float" office:value="0.7188398714656871">
            <text:p>0.7188398714656871</text:p>
          </table:table-cell>
          <table:table-cell office:value-type="float" office:value="0.6867205449246747">
            <text:p>0.6867205449246747</text:p>
          </table:table-cell>
          <table:table-cell office:value-type="float" office:value="0.8745317982244389">
            <text:p>0.8745317982244389</text:p>
          </table:table-cell>
          <table:table-cell office:value-type="float" office:value="0.8521944806140191">
            <text:p>0.852194480614019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890991088184496">
            <text:p>0.20890991088184496</text:p>
          </table:table-cell>
          <table:table-cell office:value-type="float" office:value="0.1994168690694387">
            <text:p>0.1994168690694387</text:p>
          </table:table-cell>
          <table:table-cell office:value-type="float" office:value="0.19594688791873427">
            <text:p>0.19594688791873427</text:p>
          </table:table-cell>
          <table:table-cell office:value-type="float" office:value="0.18963508015058173">
            <text:p>0.18963508015058173</text:p>
          </table:table-cell>
          <table:table-cell office:value-type="float" office:value="0.18684968210778663">
            <text:p>0.18684968210778663</text:p>
          </table:table-cell>
          <table:table-cell office:value-type="float" office:value="0.1856395190756584">
            <text:p>0.1856395190756584</text:p>
          </table:table-cell>
          <table:table-cell office:value-type="float" office:value="0.20116862102141034">
            <text:p>0.20116862102141034</text:p>
          </table:table-cell>
          <table:table-cell office:value-type="float" office:value="0.23625661932312791">
            <text:p>0.23625661932312791</text:p>
          </table:table-cell>
          <table:table-cell office:value-type="float" office:value="0.26842588095009023">
            <text:p>0.26842588095009023</text:p>
          </table:table-cell>
          <table:table-cell office:value-type="float" office:value="0.2839977432157467">
            <text:p>0.2839977432157467</text:p>
          </table:table-cell>
          <table:table-cell office:value-type="float" office:value="0.2910418266871274">
            <text:p>0.2910418266871274</text:p>
          </table:table-cell>
          <table:table-cell office:value-type="float" office:value="0.2939341046302104">
            <text:p>0.2939341046302104</text:p>
          </table:table-cell>
          <table:table-cell office:value-type="float" office:value="0.29485572955061046">
            <text:p>0.29485572955061046</text:p>
          </table:table-cell>
          <table:table-cell office:value-type="float" office:value="0.29207463679906703">
            <text:p>0.29207463679906703</text:p>
          </table:table-cell>
          <table:table-cell office:value-type="float" office:value="0.288497065166023">
            <text:p>0.288497065166023</text:p>
          </table:table-cell>
          <table:table-cell office:value-type="float" office:value="0.28656227563745246">
            <text:p>0.28656227563745246</text:p>
          </table:table-cell>
          <table:table-cell office:value-type="float" office:value="0.2907156277266857">
            <text:p>0.2907156277266857</text:p>
          </table:table-cell>
          <table:table-cell office:value-type="float" office:value="0.3036516067729073">
            <text:p>0.3036516067729073</text:p>
          </table:table-cell>
          <table:table-cell office:value-type="float" office:value="0.31092917914652196">
            <text:p>0.31092917914652196</text:p>
          </table:table-cell>
          <table:table-cell office:value-type="float" office:value="0.30740807788707547">
            <text:p>0.30740807788707547</text:p>
          </table:table-cell>
          <table:table-cell office:value-type="float" office:value="0.2977739646380341">
            <text:p>0.2977739646380341</text:p>
          </table:table-cell>
          <table:table-cell office:value-type="float" office:value="0.28470456336196454">
            <text:p>0.28470456336196454</text:p>
          </table:table-cell>
          <table:table-cell office:value-type="float" office:value="0.2646419897285349">
            <text:p>0.2646419897285349</text:p>
          </table:table-cell>
          <table:table-cell office:value-type="float" office:value="0.23512115100426303">
            <text:p>0.2351211510042630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5671469225818452">
            <text:p>0.15671469225818452</text:p>
          </table:table-cell>
          <table:table-cell office:value-type="float" office:value="0.14959344501842667">
            <text:p>0.14959344501842667</text:p>
          </table:table-cell>
          <table:table-cell office:value-type="float" office:value="0.1469904233337265">
            <text:p>0.1469904233337265</text:p>
          </table:table-cell>
          <table:table-cell office:value-type="float" office:value="0.14225559286156905">
            <text:p>0.14225559286156905</text:p>
          </table:table-cell>
          <table:table-cell office:value-type="float" office:value="0.1401661142185956">
            <text:p>0.1401661142185956</text:p>
          </table:table-cell>
          <table:table-cell office:value-type="float" office:value="0.13925830507559406">
            <text:p>0.13925830507559406</text:p>
          </table:table-cell>
          <table:table-cell office:value-type="float" office:value="0.15090752948147143">
            <text:p>0.15090752948147143</text:p>
          </table:table-cell>
          <table:table-cell office:value-type="float" office:value="0.17722894636685546">
            <text:p>0.17722894636685546</text:p>
          </table:table-cell>
          <table:table-cell office:value-type="float" office:value="0.20136086004563625">
            <text:p>0.20136086004563625</text:p>
          </table:table-cell>
          <table:table-cell office:value-type="float" office:value="0.21304216129433212">
            <text:p>0.21304216129433212</text:p>
          </table:table-cell>
          <table:table-cell office:value-type="float" office:value="0.2183263116192197">
            <text:p>0.2183263116192197</text:p>
          </table:table-cell>
          <table:table-cell office:value-type="float" office:value="0.2204959666914093">
            <text:p>0.2204959666914093</text:p>
          </table:table-cell>
          <table:table-cell office:value-type="float" office:value="0.22118732769562466">
            <text:p>0.22118732769562466</text:p>
          </table:table-cell>
          <table:table-cell office:value-type="float" office:value="0.21910107868589668">
            <text:p>0.21910107868589668</text:p>
          </table:table-cell>
          <table:table-cell office:value-type="float" office:value="0.21641734752571679">
            <text:p>0.21641734752571679</text:p>
          </table:table-cell>
          <table:table-cell office:value-type="float" office:value="0.21496595661623621">
            <text:p>0.21496595661623621</text:p>
          </table:table-cell>
          <table:table-cell office:value-type="float" office:value="0.21808161202844953">
            <text:p>0.21808161202844953</text:p>
          </table:table-cell>
          <table:table-cell office:value-type="float" office:value="0.22778559383921843">
            <text:p>0.22778559383921843</text:p>
          </table:table-cell>
          <table:table-cell office:value-type="float" office:value="0.23324489689527544">
            <text:p>0.23324489689527544</text:p>
          </table:table-cell>
          <table:table-cell office:value-type="float" office:value="0.23060352723523952">
            <text:p>0.23060352723523952</text:p>
          </table:table-cell>
          <table:table-cell office:value-type="float" office:value="0.2233764546342753">
            <text:p>0.2233764546342753</text:p>
          </table:table-cell>
          <table:table-cell office:value-type="float" office:value="0.21357238554855246">
            <text:p>0.21357238554855246</text:p>
          </table:table-cell>
          <table:table-cell office:value-type="float" office:value="0.1985223573349629">
            <text:p>0.1985223573349629</text:p>
          </table:table-cell>
          <table:table-cell office:value-type="float" office:value="0.17637716979288245">
            <text:p>0.1763771697928824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41227125711395717">
            <text:p>0.041227125711395717</text:p>
          </table:table-cell>
          <table:table-cell office:value-type="float" office:value="0.03935373049270267">
            <text:p>0.03935373049270267</text:p>
          </table:table-cell>
          <table:table-cell office:value-type="float" office:value="0.03866895039532767">
            <text:p>0.03866895039532767</text:p>
          </table:table-cell>
          <table:table-cell office:value-type="float" office:value="0.037423352753619896">
            <text:p>0.037423352753619896</text:p>
          </table:table-cell>
          <table:table-cell office:value-type="float" office:value="0.03687367105215433">
            <text:p>0.03687367105215433</text:p>
          </table:table-cell>
          <table:table-cell office:value-type="float" office:value="0.03663485259090349">
            <text:p>0.03663485259090349</text:p>
          </table:table-cell>
          <table:table-cell office:value-type="float" office:value="0.03969942829916028">
            <text:p>0.03969942829916028</text:p>
          </table:table-cell>
          <table:table-cell office:value-type="float" office:value="0.04662383562306312">
            <text:p>0.04662383562306312</text:p>
          </table:table-cell>
          <table:table-cell office:value-type="float" office:value="0.05297224766124398">
            <text:p>0.05297224766124398</text:p>
          </table:table-cell>
          <table:table-cell office:value-type="float" office:value="0.056045261863762304">
            <text:p>0.056045261863762304</text:p>
          </table:table-cell>
          <table:table-cell office:value-type="float" office:value="0.05743536975079517">
            <text:p>0.05743536975079517</text:p>
          </table:table-cell>
          <table:table-cell office:value-type="float" office:value="0.05800614356352835">
            <text:p>0.05800614356352835</text:p>
          </table:table-cell>
          <table:table-cell office:value-type="float" office:value="0.05818802074825208">
            <text:p>0.05818802074825208</text:p>
          </table:table-cell>
          <table:table-cell office:value-type="float" office:value="0.05763918867035332">
            <text:p>0.05763918867035332</text:p>
          </table:table-cell>
          <table:table-cell office:value-type="float" office:value="0.056933176232578334">
            <text:p>0.056933176232578334</text:p>
          </table:table-cell>
          <table:table-cell office:value-type="float" office:value="0.056551357051368774">
            <text:p>0.056551357051368774</text:p>
          </table:table-cell>
          <table:table-cell office:value-type="float" office:value="0.057370996330250716">
            <text:p>0.057370996330250716</text:p>
          </table:table-cell>
          <table:table-cell office:value-type="float" office:value="0.05992383469051507">
            <text:p>0.05992383469051507</text:p>
          </table:table-cell>
          <table:table-cell office:value-type="float" office:value="0.06136002022070029">
            <text:p>0.06136002022070029</text:p>
          </table:table-cell>
          <table:table-cell office:value-type="float" office:value="0.0606651518745649">
            <text:p>0.0606651518745649</text:p>
          </table:table-cell>
          <table:table-cell office:value-type="float" office:value="0.05876391704870403">
            <text:p>0.05876391704870403</text:p>
          </table:table-cell>
          <table:table-cell office:value-type="float" office:value="0.0561847486066385">
            <text:p>0.0561847486066385</text:p>
          </table:table-cell>
          <table:table-cell office:value-type="float" office:value="0.0522255192824379">
            <text:p>0.0522255192824379</text:p>
          </table:table-cell>
          <table:table-cell office:value-type="float" office:value="0.04639975771825935">
            <text:p>0.046399757718259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978740996935638">
            <text:p>0.0978740996935638</text:p>
          </table:table-cell>
          <table:table-cell office:value-type="float" office:value="0.09342661839973385">
            <text:p>0.09342661839973385</text:p>
          </table:table-cell>
          <table:table-cell office:value-type="float" office:value="0.0918009354455588">
            <text:p>0.0918009354455588</text:p>
          </table:table-cell>
          <table:table-cell office:value-type="float" office:value="0.08884385935405553">
            <text:p>0.08884385935405553</text:p>
          </table:table-cell>
          <table:table-cell office:value-type="float" office:value="0.08753890295167141">
            <text:p>0.08753890295167141</text:p>
          </table:table-cell>
          <table:table-cell office:value-type="float" office:value="0.08697194269233269">
            <text:p>0.08697194269233269</text:p>
          </table:table-cell>
          <table:table-cell office:value-type="float" office:value="0.09424731256623803">
            <text:p>0.09424731256623803</text:p>
          </table:table-cell>
          <table:table-cell office:value-type="float" office:value="0.11068600726163805">
            <text:p>0.11068600726163805</text:p>
          </table:table-cell>
          <table:table-cell office:value-type="float" office:value="0.12575727652911897">
            <text:p>0.12575727652911897</text:p>
          </table:table-cell>
          <table:table-cell office:value-type="float" office:value="0.13305267957328282">
            <text:p>0.13305267957328282</text:p>
          </table:table-cell>
          <table:table-cell office:value-type="float" office:value="0.13635282615329566">
            <text:p>0.13635282615329566</text:p>
          </table:table-cell>
          <table:table-cell office:value-type="float" office:value="0.13770785568994132">
            <text:p>0.13770785568994132</text:p>
          </table:table-cell>
          <table:table-cell office:value-type="float" office:value="0.1381396361112649">
            <text:p>0.1381396361112649</text:p>
          </table:table-cell>
          <table:table-cell office:value-type="float" office:value="0.13683669673384294">
            <text:p>0.13683669673384294</text:p>
          </table:table-cell>
          <table:table-cell office:value-type="float" office:value="0.13516060773837474">
            <text:p>0.13516060773837474</text:p>
          </table:table-cell>
          <table:table-cell office:value-type="float" office:value="0.13425416063681814">
            <text:p>0.13425416063681814</text:p>
          </table:table-cell>
          <table:table-cell office:value-type="float" office:value="0.13620000224255127">
            <text:p>0.13620000224255127</text:p>
          </table:table-cell>
          <table:table-cell office:value-type="float" office:value="0.14226049644055022">
            <text:p>0.14226049644055022</text:p>
          </table:table-cell>
          <table:table-cell office:value-type="float" office:value="0.14567003235493253">
            <text:p>0.14567003235493253</text:p>
          </table:table-cell>
          <table:table-cell office:value-type="float" office:value="0.14402039967717464">
            <text:p>0.14402039967717464</text:p>
          </table:table-cell>
          <table:table-cell office:value-type="float" office:value="0.1395068265459848">
            <text:p>0.1395068265459848</text:p>
          </table:table-cell>
          <table:table-cell office:value-type="float" office:value="0.13338382415691796">
            <text:p>0.13338382415691796</text:p>
          </table:table-cell>
          <table:table-cell office:value-type="float" office:value="0.12398452699758714">
            <text:p>0.12398452699758714</text:p>
          </table:table-cell>
          <table:table-cell office:value-type="float" office:value="0.11015404140625884">
            <text:p>0.1101540414062588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4181098953622553">
            <text:p>0.14181098953622553</text:p>
          </table:table-cell>
          <table:table-cell office:value-type="float" office:value="0.13536697906566636">
            <text:p>0.13536697906566636</text:p>
          </table:table-cell>
          <table:table-cell office:value-type="float" office:value="0.1330115069936311">
            <text:p>0.1330115069936311</text:p>
          </table:table-cell>
          <table:table-cell office:value-type="float" office:value="0.1287269629928899">
            <text:p>0.1287269629928899</text:p>
          </table:table-cell>
          <table:table-cell office:value-type="float" office:value="0.12683619557532883">
            <text:p>0.12683619557532883</text:p>
          </table:table-cell>
          <table:table-cell office:value-type="float" office:value="0.12601471986667587">
            <text:p>0.12601471986667587</text:p>
          </table:table-cell>
          <table:table-cell office:value-type="float" office:value="0.13655609296017843">
            <text:p>0.13655609296017843</text:p>
          </table:table-cell>
          <table:table-cell office:value-type="float" office:value="0.1603743203434936">
            <text:p>0.1603743203434936</text:p>
          </table:table-cell>
          <table:table-cell office:value-type="float" office:value="0.1822112681680971">
            <text:p>0.1822112681680971</text:p>
          </table:table-cell>
          <table:table-cell office:value-type="float" office:value="0.1927816675689347">
            <text:p>0.1927816675689347</text:p>
          </table:table-cell>
          <table:table-cell office:value-type="float" office:value="0.19756329062949546">
            <text:p>0.19756329062949546</text:p>
          </table:table-cell>
          <table:table-cell office:value-type="float" office:value="0.19952660962853755">
            <text:p>0.19952660962853755</text:p>
          </table:table-cell>
          <table:table-cell office:value-type="float" office:value="0.2001522216035334">
            <text:p>0.2001522216035334</text:p>
          </table:table-cell>
          <table:table-cell office:value-type="float" office:value="0.1982643766783048">
            <text:p>0.1982643766783048</text:p>
          </table:table-cell>
          <table:table-cell office:value-type="float" office:value="0.19583587067168517">
            <text:p>0.19583587067168517</text:p>
          </table:table-cell>
          <table:table-cell office:value-type="float" office:value="0.19452250829250176">
            <text:p>0.19452250829250176</text:p>
          </table:table-cell>
          <table:table-cell office:value-type="float" office:value="0.19734186218136301">
            <text:p>0.19734186218136301</text:p>
          </table:table-cell>
          <table:table-cell office:value-type="float" office:value="0.20612298693231962">
            <text:p>0.20612298693231962</text:p>
          </table:table-cell>
          <table:table-cell office:value-type="float" office:value="0.21106310554788613">
            <text:p>0.21106310554788613</text:p>
          </table:table-cell>
          <table:table-cell office:value-type="float" office:value="0.20867293242612417">
            <text:p>0.20867293242612417</text:p>
          </table:table-cell>
          <table:table-cell office:value-type="float" office:value="0.20213316067770248">
            <text:p>0.20213316067770248</text:p>
          </table:table-cell>
          <table:table-cell office:value-type="float" office:value="0.19326146703817076">
            <text:p>0.19326146703817076</text:p>
          </table:table-cell>
          <table:table-cell office:value-type="float" office:value="0.17964270951924582">
            <text:p>0.17964270951924582</text:p>
          </table:table-cell>
          <table:table-cell office:value-type="float" office:value="0.15960354845811242">
            <text:p>0.1596035484581124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732208597387166">
            <text:p>0.19732208597387166</text:p>
          </table:table-cell>
          <table:table-cell office:value-type="float" office:value="0.19131106117856556">
            <text:p>0.19131106117856556</text:p>
          </table:table-cell>
          <table:table-cell office:value-type="float" office:value="0.16445947217589085">
            <text:p>0.16445947217589085</text:p>
          </table:table-cell>
          <table:table-cell office:value-type="float" office:value="0.15810008198241163">
            <text:p>0.15810008198241163</text:p>
          </table:table-cell>
          <table:table-cell office:value-type="float" office:value="0.1402155875549018">
            <text:p>0.1402155875549018</text:p>
          </table:table-cell>
          <table:table-cell office:value-type="float" office:value="0.14522464617688446">
            <text:p>0.14522464617688446</text:p>
          </table:table-cell>
          <table:table-cell office:value-type="float" office:value="0.16972800109730574">
            <text:p>0.16972800109730574</text:p>
          </table:table-cell>
          <table:table-cell office:value-type="float" office:value="0.09811268353005206">
            <text:p>0.09811268353005206</text:p>
          </table:table-cell>
          <table:table-cell office:value-type="float" office:value="0.10599404180661064">
            <text:p>0.10599404180661064</text:p>
          </table:table-cell>
          <table:table-cell office:value-type="float" office:value="0.11688662425552292">
            <text:p>0.11688662425552292</text:p>
          </table:table-cell>
          <table:table-cell office:value-type="float" office:value="0.1097333044902935">
            <text:p>0.1097333044902935</text:p>
          </table:table-cell>
          <table:table-cell office:value-type="float" office:value="0.1098365585514631">
            <text:p>0.1098365585514631</text:p>
          </table:table-cell>
          <table:table-cell office:value-type="float" office:value="0.11366476109025735">
            <text:p>0.11366476109025735</text:p>
          </table:table-cell>
          <table:table-cell office:value-type="float" office:value="0.11368137832287016">
            <text:p>0.11368137832287016</text:p>
          </table:table-cell>
          <table:table-cell office:value-type="float" office:value="0.11063440315020825">
            <text:p>0.11063440315020825</text:p>
          </table:table-cell>
          <table:table-cell office:value-type="float" office:value="0.1136889101036808">
            <text:p>0.1136889101036808</text:p>
          </table:table-cell>
          <table:table-cell office:value-type="float" office:value="0.11693279138730663">
            <text:p>0.11693279138730663</text:p>
          </table:table-cell>
          <table:table-cell office:value-type="float" office:value="0.13029319459262348">
            <text:p>0.13029319459262348</text:p>
          </table:table-cell>
          <table:table-cell office:value-type="float" office:value="0.12067502734328603">
            <text:p>0.12067502734328603</text:p>
          </table:table-cell>
          <table:table-cell office:value-type="float" office:value="0.11856133900419392">
            <text:p>0.11856133900419392</text:p>
          </table:table-cell>
          <table:table-cell office:value-type="float" office:value="0.12131806816135982">
            <text:p>0.12131806816135982</text:p>
          </table:table-cell>
          <table:table-cell office:value-type="float" office:value="0.11580619933123061">
            <text:p>0.11580619933123061</text:p>
          </table:table-cell>
          <table:table-cell office:value-type="float" office:value="0.18531944928422597">
            <text:p>0.18531944928422597</text:p>
          </table:table-cell>
          <table:table-cell office:value-type="float" office:value="0.18938160818654295">
            <text:p>0.1893816081865429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2361685894058544">
            <text:p>0.12361685894058544</text:p>
          </table:table-cell>
          <table:table-cell office:value-type="float" office:value="0.11799960504541195">
            <text:p>0.11799960504541195</text:p>
          </table:table-cell>
          <table:table-cell office:value-type="float" office:value="0.11594633639663202">
            <text:p>0.11594633639663202</text:p>
          </table:table-cell>
          <table:table-cell office:value-type="float" office:value="0.11221149276359287">
            <text:p>0.11221149276359287</text:p>
          </table:table-cell>
          <table:table-cell office:value-type="float" office:value="0.11056330788095098">
            <text:p>0.11056330788095098</text:p>
          </table:table-cell>
          <table:table-cell office:value-type="float" office:value="0.10984722623500948">
            <text:p>0.10984722623500948</text:p>
          </table:table-cell>
          <table:table-cell office:value-type="float" office:value="0.11903615746665269">
            <text:p>0.11903615746665269</text:p>
          </table:table-cell>
          <table:table-cell office:value-type="float" office:value="0.13979854312017065">
            <text:p>0.13979854312017065</text:p>
          </table:table-cell>
          <table:table-cell office:value-type="float" office:value="0.15883384431759479">
            <text:p>0.15883384431759479</text:p>
          </table:table-cell>
          <table:table-cell office:value-type="float" office:value="0.16804807782624173">
            <text:p>0.16804807782624173</text:p>
          </table:table-cell>
          <table:table-cell office:value-type="float" office:value="0.1722162260446372">
            <text:p>0.1722162260446372</text:p>
          </table:table-cell>
          <table:table-cell office:value-type="float" office:value="0.17392765425308349">
            <text:p>0.17392765425308349</text:p>
          </table:table-cell>
          <table:table-cell office:value-type="float" office:value="0.1744730011794223">
            <text:p>0.1744730011794223</text:p>
          </table:table-cell>
          <table:table-cell office:value-type="float" office:value="0.1728273638378666">
            <text:p>0.1728273638378666</text:p>
          </table:table-cell>
          <table:table-cell office:value-type="float" office:value="0.17071043139533715">
            <text:p>0.17071043139533715</text:p>
          </table:table-cell>
          <table:table-cell office:value-type="float" office:value="0.16956557137781322">
            <text:p>0.16956557137781322</text:p>
          </table:table-cell>
          <table:table-cell office:value-type="float" office:value="0.17202320652388137">
            <text:p>0.17202320652388137</text:p>
          </table:table-cell>
          <table:table-cell office:value-type="float" office:value="0.17967772655246714">
            <text:p>0.17967772655246714</text:p>
          </table:table-cell>
          <table:table-cell office:value-type="float" office:value="0.1839840355913333">
            <text:p>0.1839840355913333</text:p>
          </table:table-cell>
          <table:table-cell office:value-type="float" office:value="0.18190051798382795">
            <text:p>0.18190051798382795</text:p>
          </table:table-cell>
          <table:table-cell office:value-type="float" office:value="0.1761997888346119">
            <text:p>0.1761997888346119</text:p>
          </table:table-cell>
          <table:table-cell office:value-type="float" office:value="0.1684663197657579">
            <text:p>0.1684663197657579</text:p>
          </table:table-cell>
          <table:table-cell office:value-type="float" office:value="0.1565948277701898">
            <text:p>0.1565948277701898</text:p>
          </table:table-cell>
          <table:table-cell office:value-type="float" office:value="0.13912666007540678">
            <text:p>0.1391266600754067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357315278041666">
            <text:p>0.2357315278041666</text:p>
          </table:table-cell>
          <table:table-cell office:value-type="float" office:value="0.22797417937193407">
            <text:p>0.22797417937193407</text:p>
          </table:table-cell>
          <table:table-cell office:value-type="float" office:value="0.2004923198081355">
            <text:p>0.2004923198081355</text:p>
          </table:table-cell>
          <table:table-cell office:value-type="float" office:value="0.1929725928571123">
            <text:p>0.1929725928571123</text:p>
          </table:table-cell>
          <table:table-cell office:value-type="float" office:value="0.17458097237838502">
            <text:p>0.17458097237838502</text:p>
          </table:table-cell>
          <table:table-cell office:value-type="float" office:value="0.17936552313944965">
            <text:p>0.17936552313944965</text:p>
          </table:table-cell>
          <table:table-cell office:value-type="float" office:value="0.2067207882181599">
            <text:p>0.2067207882181599</text:p>
          </table:table-cell>
          <table:table-cell office:value-type="float" office:value="0.1415908788999042">
            <text:p>0.1415908788999042</text:p>
          </table:table-cell>
          <table:table-cell office:value-type="float" office:value="0.15539412247545584">
            <text:p>0.15539412247545584</text:p>
          </table:table-cell>
          <table:table-cell office:value-type="float" office:value="0.1691509403404894">
            <text:p>0.1691509403404894</text:p>
          </table:table-cell>
          <table:table-cell office:value-type="float" office:value="0.16329723534618978">
            <text:p>0.16329723534618978</text:p>
          </table:table-cell>
          <table:table-cell office:value-type="float" office:value="0.1639331129296744">
            <text:p>0.1639331129296744</text:p>
          </table:table-cell>
          <table:table-cell office:value-type="float" office:value="0.16792979511317996">
            <text:p>0.16792979511317996</text:p>
          </table:table-cell>
          <table:table-cell office:value-type="float" office:value="0.16743422608537586">
            <text:p>0.16743422608537586</text:p>
          </table:table-cell>
          <table:table-cell office:value-type="float" office:value="0.16372938256425318">
            <text:p>0.16372938256425318</text:p>
          </table:table-cell>
          <table:table-cell office:value-type="float" office:value="0.16642656966493571">
            <text:p>0.16642656966493571</text:p>
          </table:table-cell>
          <table:table-cell office:value-type="float" office:value="0.17043429370499585">
            <text:p>0.17043429370499585</text:p>
          </table:table-cell>
          <table:table-cell office:value-type="float" office:value="0.18617268715983235">
            <text:p>0.18617268715983235</text:p>
          </table:table-cell>
          <table:table-cell office:value-type="float" office:value="0.17789794116581134">
            <text:p>0.17789794116581134</text:p>
          </table:table-cell>
          <table:table-cell office:value-type="float" office:value="0.17513647920736003">
            <text:p>0.17513647920736003</text:p>
          </table:table-cell>
          <table:table-cell office:value-type="float" office:value="0.17611803748494745">
            <text:p>0.17611803748494745</text:p>
          </table:table-cell>
          <table:table-cell office:value-type="float" office:value="0.1682010404368205">
            <text:p>0.1682010404368205</text:p>
          </table:table-cell>
          <table:table-cell office:value-type="float" office:value="0.2339967315413486">
            <text:p>0.2339967315413486</text:p>
          </table:table-cell>
          <table:table-cell office:value-type="float" office:value="0.23262084763657215">
            <text:p>0.2326208476365721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5655624584495815">
            <text:p>0.35655624584495815</text:p>
          </table:table-cell>
          <table:table-cell office:value-type="float" office:value="0.3433081231220362">
            <text:p>0.3433081231220362</text:p>
          </table:table-cell>
          <table:table-cell office:value-type="float" office:value="0.3138225438279468">
            <text:p>0.3138225438279468</text:p>
          </table:table-cell>
          <table:table-cell office:value-type="float" office:value="0.30265238586984733">
            <text:p>0.30265238586984733</text:p>
          </table:table-cell>
          <table:table-cell office:value-type="float" office:value="0.2826518603507114">
            <text:p>0.2826518603507114</text:p>
          </table:table-cell>
          <table:table-cell office:value-type="float" office:value="0.28673567594731275">
            <text:p>0.28673567594731275</text:p>
          </table:table-cell>
          <table:table-cell office:value-type="float" office:value="0.32307099808331663">
            <text:p>0.32307099808331663</text:p>
          </table:table-cell>
          <table:table-cell office:value-type="float" office:value="0.2782486071252502">
            <text:p>0.2782486071252502</text:p>
          </table:table-cell>
          <table:table-cell office:value-type="float" office:value="0.3106602280818117">
            <text:p>0.3106602280818117</text:p>
          </table:table-cell>
          <table:table-cell office:value-type="float" office:value="0.3334236703858327">
            <text:p>0.3334236703858327</text:p>
          </table:table-cell>
          <table:table-cell office:value-type="float" office:value="0.3316458249454128">
            <text:p>0.3316458249454128</text:p>
          </table:table-cell>
          <table:table-cell office:value-type="float" office:value="0.33395482826035633">
            <text:p>0.33395482826035633</text:p>
          </table:table-cell>
          <table:table-cell office:value-type="float" office:value="0.338484141663988">
            <text:p>0.338484141663988</text:p>
          </table:table-cell>
          <table:table-cell office:value-type="float" office:value="0.3363797497512837">
            <text:p>0.3363797497512837</text:p>
          </table:table-cell>
          <table:table-cell office:value-type="float" office:value="0.33060574437123524">
            <text:p>0.33060574437123524</text:p>
          </table:table-cell>
          <table:table-cell office:value-type="float" office:value="0.332183273656964">
            <text:p>0.332183273656964</text:p>
          </table:table-cell>
          <table:table-cell office:value-type="float" office:value="0.3385932134649097">
            <text:p>0.3385932134649097</text:p>
          </table:table-cell>
          <table:table-cell office:value-type="float" office:value="0.3618130802393316">
            <text:p>0.3618130802393316</text:p>
          </table:table-cell>
          <table:table-cell office:value-type="float" office:value="0.3577495952615628">
            <text:p>0.3577495952615628</text:p>
          </table:table-cell>
          <table:table-cell office:value-type="float" office:value="0.35295151314935586">
            <text:p>0.35295151314935586</text:p>
          </table:table-cell>
          <table:table-cell office:value-type="float" office:value="0.348359509813942">
            <text:p>0.348359509813942</text:p>
          </table:table-cell>
          <table:table-cell office:value-type="float" office:value="0.3328828007464323">
            <text:p>0.3328828007464323</text:p>
          </table:table-cell>
          <table:table-cell office:value-type="float" office:value="0.38706324021775845">
            <text:p>0.38706324021775845</text:p>
          </table:table-cell>
          <table:table-cell office:value-type="float" office:value="0.36860944518917244">
            <text:p>0.368609445189172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1264876602832058">
            <text:p>0.11264876602832058</text:p>
          </table:table-cell>
          <table:table-cell office:value-type="float" office:value="0.10752991148710297">
            <text:p>0.10752991148710297</text:p>
          </table:table-cell>
          <table:table-cell office:value-type="float" office:value="0.10565882220695168">
            <text:p>0.10565882220695168</text:p>
          </table:table-cell>
          <table:table-cell office:value-type="float" office:value="0.10225535822820102">
            <text:p>0.10225535822820102</text:p>
          </table:table-cell>
          <table:table-cell office:value-type="float" office:value="0.10075341104391454">
            <text:p>0.10075341104391454</text:p>
          </table:table-cell>
          <table:table-cell office:value-type="float" office:value="0.10010086482584885">
            <text:p>0.10010086482584885</text:p>
          </table:table-cell>
          <table:table-cell office:value-type="float" office:value="0.1084744942258746">
            <text:p>0.1084744942258746</text:p>
          </table:table-cell>
          <table:table-cell office:value-type="float" office:value="0.1273947057869612">
            <text:p>0.1273947057869612</text:p>
          </table:table-cell>
          <table:table-cell office:value-type="float" office:value="0.14474107107438544">
            <text:p>0.14474107107438544</text:p>
          </table:table-cell>
          <table:table-cell office:value-type="float" office:value="0.1531377577685893">
            <text:p>0.1531377577685893</text:p>
          </table:table-cell>
          <table:table-cell office:value-type="float" office:value="0.15693608072752466">
            <text:p>0.15693608072752466</text:p>
          </table:table-cell>
          <table:table-cell office:value-type="float" office:value="0.1584956598778097">
            <text:p>0.1584956598778097</text:p>
          </table:table-cell>
          <table:table-cell office:value-type="float" office:value="0.15899262007268905">
            <text:p>0.15899262007268905</text:p>
          </table:table-cell>
          <table:table-cell office:value-type="float" office:value="0.15749299439504919">
            <text:p>0.15749299439504919</text:p>
          </table:table-cell>
          <table:table-cell office:value-type="float" office:value="0.1555638899876083">
            <text:p>0.1555638899876083</text:p>
          </table:table-cell>
          <table:table-cell office:value-type="float" office:value="0.1545206094079651">
            <text:p>0.1545206094079651</text:p>
          </table:table-cell>
          <table:table-cell office:value-type="float" office:value="0.1567601871558967">
            <text:p>0.1567601871558967</text:p>
          </table:table-cell>
          <table:table-cell office:value-type="float" office:value="0.16373554830929474">
            <text:p>0.16373554830929474</text:p>
          </table:table-cell>
          <table:table-cell office:value-type="float" office:value="0.1676597735607872">
            <text:p>0.1676597735607872</text:p>
          </table:table-cell>
          <table:table-cell office:value-type="float" office:value="0.16576111920655834">
            <text:p>0.16576111920655834</text:p>
          </table:table-cell>
          <table:table-cell office:value-type="float" office:value="0.1605661958795575">
            <text:p>0.1605661958795575</text:p>
          </table:table-cell>
          <table:table-cell office:value-type="float" office:value="0.15351889055898343">
            <text:p>0.15351889055898343</text:p>
          </table:table-cell>
          <table:table-cell office:value-type="float" office:value="0.1427007146590559">
            <text:p>0.1427007146590559</text:p>
          </table:table-cell>
          <table:table-cell office:value-type="float" office:value="0.12678243658228608">
            <text:p>0.1267824365822860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5742759247021654">
            <text:p>0.025742759247021654</text:p>
          </table:table-cell>
          <table:table-cell office:value-type="float" office:value="0.024572986645678113">
            <text:p>0.024572986645678113</text:p>
          </table:table-cell>
          <table:table-cell office:value-type="float" office:value="0.024145400951073086">
            <text:p>0.024145400951073086</text:p>
          </table:table-cell>
          <table:table-cell office:value-type="float" office:value="0.023367633409537347">
            <text:p>0.023367633409537347</text:p>
          </table:table-cell>
          <table:table-cell office:value-type="float" office:value="0.023024404929279436">
            <text:p>0.023024404929279436</text:p>
          </table:table-cell>
          <table:table-cell office:value-type="float" office:value="0.022875283542676785">
            <text:p>0.022875283542676785</text:p>
          </table:table-cell>
          <table:table-cell office:value-type="float" office:value="0.024788844900414667">
            <text:p>0.024788844900414667</text:p>
          </table:table-cell>
          <table:table-cell office:value-type="float" office:value="0.029112535858532337">
            <text:p>0.029112535858532337</text:p>
          </table:table-cell>
          <table:table-cell office:value-type="float" office:value="0.033076567788476306">
            <text:p>0.033076567788476306</text:p>
          </table:table-cell>
          <table:table-cell office:value-type="float" office:value="0.03499539825295956">
            <text:p>0.03499539825295956</text:p>
          </table:table-cell>
          <table:table-cell office:value-type="float" office:value="0.03586339989134153">
            <text:p>0.03586339989134153</text:p>
          </table:table-cell>
          <table:table-cell office:value-type="float" office:value="0.03621979856314216">
            <text:p>0.03621979856314216</text:p>
          </table:table-cell>
          <table:table-cell office:value-type="float" office:value="0.03633336506815739">
            <text:p>0.03633336506815739</text:p>
          </table:table-cell>
          <table:table-cell office:value-type="float" office:value="0.03599066710402342">
            <text:p>0.03599066710402342</text:p>
          </table:table-cell>
          <table:table-cell office:value-type="float" office:value="0.03554982365696213">
            <text:p>0.03554982365696213</text:p>
          </table:table-cell>
          <table:table-cell office:value-type="float" office:value="0.03531141074099547">
            <text:p>0.03531141074099547</text:p>
          </table:table-cell>
          <table:table-cell office:value-type="float" office:value="0.03582320428133021">
            <text:p>0.03582320428133021</text:p>
          </table:table-cell>
          <table:table-cell office:value-type="float" office:value="0.037417230111917846">
            <text:p>0.037417230111917846</text:p>
          </table:table-cell>
          <table:table-cell office:value-type="float" office:value="0.038314003236399705">
            <text:p>0.038314003236399705</text:p>
          </table:table-cell>
          <table:table-cell office:value-type="float" office:value="0.037880118306653165">
            <text:p>0.037880118306653165</text:p>
          </table:table-cell>
          <table:table-cell office:value-type="float" office:value="0.03669296228862748">
            <text:p>0.03669296228862748</text:p>
          </table:table-cell>
          <table:table-cell office:value-type="float" office:value="0.03508249560883993">
            <text:p>0.03508249560883993</text:p>
          </table:table-cell>
          <table:table-cell office:value-type="float" office:value="0.032610300772602">
            <text:p>0.032610300772602</text:p>
          </table:table-cell>
          <table:table-cell office:value-type="float" office:value="0.0289726186691478">
            <text:p>0.02897261866914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8026383292275378">
            <text:p>0.18026383292275378</text:p>
          </table:table-cell>
          <table:table-cell office:value-type="float" office:value="0.1720724929524434">
            <text:p>0.1720724929524434</text:p>
          </table:table-cell>
          <table:table-cell office:value-type="float" office:value="0.16907832144686263">
            <text:p>0.16907832144686263</text:p>
          </table:table-cell>
          <table:table-cell office:value-type="float" office:value="0.163631999364028">
            <text:p>0.163631999364028</text:p>
          </table:table-cell>
          <table:table-cell office:value-type="float" office:value="0.16122853978046808">
            <text:p>0.16122853978046808</text:p>
          </table:table-cell>
          <table:table-cell office:value-type="float" office:value="0.16018431633643826">
            <text:p>0.16018431633643826</text:p>
          </table:table-cell>
          <table:table-cell office:value-type="float" office:value="0.17358404173373004">
            <text:p>0.17358404173373004</text:p>
          </table:table-cell>
          <table:table-cell office:value-type="float" office:value="0.2038607147587452">
            <text:p>0.2038607147587452</text:p>
          </table:table-cell>
          <table:table-cell office:value-type="float" office:value="0.2316188731854708">
            <text:p>0.2316188731854708</text:p>
          </table:table-cell>
          <table:table-cell office:value-type="float" office:value="0.2450554955357624">
            <text:p>0.2450554955357624</text:p>
          </table:table-cell>
          <table:table-cell office:value-type="float" office:value="0.251133682447139">
            <text:p>0.251133682447139</text:p>
          </table:table-cell>
          <table:table-cell office:value-type="float" office:value="0.2536293663794962">
            <text:p>0.2536293663794962</text:p>
          </table:table-cell>
          <table:table-cell office:value-type="float" office:value="0.2544246165424359">
            <text:p>0.2544246165424359</text:p>
          </table:table-cell>
          <table:table-cell office:value-type="float" office:value="0.25202487190135664">
            <text:p>0.25202487190135664</text:p>
          </table:table-cell>
          <table:table-cell office:value-type="float" office:value="0.24893786290113318">
            <text:p>0.24893786290113318</text:p>
          </table:table-cell>
          <table:table-cell office:value-type="float" office:value="0.24726837496326196">
            <text:p>0.24726837496326196</text:p>
          </table:table-cell>
          <table:table-cell office:value-type="float" office:value="0.2508522124361824">
            <text:p>0.2508522124361824</text:p>
          </table:table-cell>
          <table:table-cell office:value-type="float" office:value="0.2620143883025022">
            <text:p>0.2620143883025022</text:p>
          </table:table-cell>
          <table:table-cell office:value-type="float" office:value="0.2682940477255654">
            <text:p>0.2682940477255654</text:p>
          </table:table-cell>
          <table:table-cell office:value-type="float" office:value="0.2652557657864389">
            <text:p>0.2652557657864389</text:p>
          </table:table-cell>
          <table:table-cell office:value-type="float" office:value="0.2569426983318923">
            <text:p>0.2569426983318923</text:p>
          </table:table-cell>
          <table:table-cell office:value-type="float" office:value="0.24566539531603698">
            <text:p>0.24566539531603698</text:p>
          </table:table-cell>
          <table:table-cell office:value-type="float" office:value="0.2283538354853385">
            <text:p>0.2283538354853385</text:p>
          </table:table-cell>
          <table:table-cell office:value-type="float" office:value="0.2028809437634063">
            <text:p>0.202880943763406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7789615754947905">
            <text:p>0.27789615754947905</text:p>
          </table:table-cell>
          <table:table-cell office:value-type="float" office:value="0.26822213898818525">
            <text:p>0.26822213898818525</text:p>
          </table:table-cell>
          <table:table-cell office:value-type="float" office:value="0.24004530309380076">
            <text:p>0.24004530309380076</text:p>
          </table:table-cell>
          <table:table-cell office:value-type="float" office:value="0.23125174432030104">
            <text:p>0.23125174432030104</text:p>
          </table:table-cell>
          <table:table-cell office:value-type="float" office:value="0.21230142070235808">
            <text:p>0.21230142070235808</text:p>
          </table:table-cell>
          <table:table-cell office:value-type="float" office:value="0.21684031939811516">
            <text:p>0.21684031939811516</text:p>
          </table:table-cell>
          <table:table-cell office:value-type="float" office:value="0.24732760573698065">
            <text:p>0.24732760573698065</text:p>
          </table:table-cell>
          <table:table-cell office:value-type="float" office:value="0.1893034526259591">
            <text:p>0.1893034526259591</text:p>
          </table:table-cell>
          <table:table-cell office:value-type="float" office:value="0.2096046025397664">
            <text:p>0.2096046025397664</text:p>
          </table:table-cell>
          <table:table-cell office:value-type="float" office:value="0.22650518495659003">
            <text:p>0.22650518495659003</text:p>
          </table:table-cell>
          <table:table-cell office:value-type="float" office:value="0.22207634724546857">
            <text:p>0.22207634724546857</text:p>
          </table:table-cell>
          <table:table-cell office:value-type="float" office:value="0.22329657743168757">
            <text:p>0.22329657743168757</text:p>
          </table:table-cell>
          <table:table-cell office:value-type="float" office:value="0.22747859823266936">
            <text:p>0.22747859823266936</text:p>
          </table:table-cell>
          <table:table-cell office:value-type="float" office:value="0.22642111390454955">
            <text:p>0.22642111390454955</text:p>
          </table:table-cell>
          <table:table-cell office:value-type="float" office:value="0.22199412749439154">
            <text:p>0.22199412749439154</text:p>
          </table:table-cell>
          <table:table-cell office:value-type="float" office:value="0.22429969960438767">
            <text:p>0.22429969960438767</text:p>
          </table:table-cell>
          <table:table-cell office:value-type="float" office:value="0.22914585635957715">
            <text:p>0.22914585635957715</text:p>
          </table:table-cell>
          <table:table-cell office:value-type="float" office:value="0.24749487926588218">
            <text:p>0.24749487926588218</text:p>
          </table:table-cell>
          <table:table-cell office:value-type="float" office:value="0.2406927383575723">
            <text:p>0.2406927383575723</text:p>
          </table:table-cell>
          <table:table-cell office:value-type="float" office:value="0.23722033036137696">
            <text:p>0.23722033036137696</text:p>
          </table:table-cell>
          <table:table-cell office:value-type="float" office:value="0.23625471611465376">
            <text:p>0.23625471611465376</text:p>
          </table:table-cell>
          <table:table-cell office:value-type="float" office:value="0.2256983423310616">
            <text:p>0.2256983423310616</text:p>
          </table:table-cell>
          <table:table-cell office:value-type="float" office:value="0.2874245988908189">
            <text:p>0.2874245988908189</text:p>
          </table:table-cell>
          <table:table-cell office:value-type="float" office:value="0.28008319110266533">
            <text:p>0.2800831911026653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6864735799205791">
            <text:p>0.06864735799205791</text:p>
          </table:table-cell>
          <table:table-cell office:value-type="float" office:value="0.06552796438847519">
            <text:p>0.06552796438847519</text:p>
          </table:table-cell>
          <table:table-cell office:value-type="float" office:value="0.06438773586952837">
            <text:p>0.06438773586952837</text:p>
          </table:table-cell>
          <table:table-cell office:value-type="float" office:value="0.062313689092099556">
            <text:p>0.062313689092099556</text:p>
          </table:table-cell>
          <table:table-cell office:value-type="float" office:value="0.061398413144745256">
            <text:p>0.061398413144745256</text:p>
          </table:table-cell>
          <table:table-cell office:value-type="float" office:value="0.061000756113804816">
            <text:p>0.061000756113804816</text:p>
          </table:table-cell>
          <table:table-cell office:value-type="float" office:value="0.06610358640110565">
            <text:p>0.06610358640110565</text:p>
          </table:table-cell>
          <table:table-cell office:value-type="float" office:value="0.07763342895608628">
            <text:p>0.07763342895608628</text:p>
          </table:table-cell>
          <table:table-cell office:value-type="float" office:value="0.08820418076927003">
            <text:p>0.08820418076927003</text:p>
          </table:table-cell>
          <table:table-cell office:value-type="float" office:value="0.09332106200789206">
            <text:p>0.09332106200789206</text:p>
          </table:table-cell>
          <table:table-cell office:value-type="float" office:value="0.09563573304357746">
            <text:p>0.09563573304357746</text:p>
          </table:table-cell>
          <table:table-cell office:value-type="float" office:value="0.0965861295017123">
            <text:p>0.0965861295017123</text:p>
          </table:table-cell>
          <table:table-cell office:value-type="float" office:value="0.09688897351508637">
            <text:p>0.09688897351508637</text:p>
          </table:table-cell>
          <table:table-cell office:value-type="float" office:value="0.09597511227739569">
            <text:p>0.09597511227739569</text:p>
          </table:table-cell>
          <table:table-cell office:value-type="float" office:value="0.09479952975189884">
            <text:p>0.09479952975189884</text:p>
          </table:table-cell>
          <table:table-cell office:value-type="float" office:value="0.09416376197598814">
            <text:p>0.09416376197598814</text:p>
          </table:table-cell>
          <table:table-cell office:value-type="float" office:value="0.09552854475021404">
            <text:p>0.09552854475021404</text:p>
          </table:table-cell>
          <table:table-cell office:value-type="float" office:value="0.09977928029844753">
            <text:p>0.09977928029844753</text:p>
          </table:table-cell>
          <table:table-cell office:value-type="float" office:value="0.10217067529706589">
            <text:p>0.10217067529706589</text:p>
          </table:table-cell>
          <table:table-cell office:value-type="float" office:value="0.10101364881774194">
            <text:p>0.10101364881774194</text:p>
          </table:table-cell>
          <table:table-cell office:value-type="float" office:value="0.09784789943633977">
            <text:p>0.09784789943633977</text:p>
          </table:table-cell>
          <table:table-cell office:value-type="float" office:value="0.09355332162357327">
            <text:p>0.09355332162357327</text:p>
          </table:table-cell>
          <table:table-cell office:value-type="float" office:value="0.08696080206027211">
            <text:p>0.08696080206027211</text:p>
          </table:table-cell>
          <table:table-cell office:value-type="float" office:value="0.07726031645106085">
            <text:p>0.0772603164510608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148551849404343">
            <text:p>0.05148551849404343</text:p>
          </table:table-cell>
          <table:table-cell office:value-type="float" office:value="0.049145973291356365">
            <text:p>0.049145973291356365</text:p>
          </table:table-cell>
          <table:table-cell office:value-type="float" office:value="0.04829080190214631">
            <text:p>0.04829080190214631</text:p>
          </table:table-cell>
          <table:table-cell office:value-type="float" office:value="0.046735266819074694">
            <text:p>0.046735266819074694</text:p>
          </table:table-cell>
          <table:table-cell office:value-type="float" office:value="0.04604880985855887">
            <text:p>0.04604880985855887</text:p>
          </table:table-cell>
          <table:table-cell office:value-type="float" office:value="0.04575056708535357">
            <text:p>0.04575056708535357</text:p>
          </table:table-cell>
          <table:table-cell office:value-type="float" office:value="0.0495776898008292">
            <text:p>0.0495776898008292</text:p>
          </table:table-cell>
          <table:table-cell office:value-type="float" office:value="0.058225071717064675">
            <text:p>0.058225071717064675</text:p>
          </table:table-cell>
          <table:table-cell office:value-type="float" office:value="0.06615313557695249">
            <text:p>0.06615313557695249</text:p>
          </table:table-cell>
          <table:table-cell office:value-type="float" office:value="0.06999079650591912">
            <text:p>0.06999079650591912</text:p>
          </table:table-cell>
          <table:table-cell office:value-type="float" office:value="0.07172679978268306">
            <text:p>0.07172679978268306</text:p>
          </table:table-cell>
          <table:table-cell office:value-type="float" office:value="0.0724395971262842">
            <text:p>0.0724395971262842</text:p>
          </table:table-cell>
          <table:table-cell office:value-type="float" office:value="0.07266673013631478">
            <text:p>0.07266673013631478</text:p>
          </table:table-cell>
          <table:table-cell office:value-type="float" office:value="0.07198133420804684">
            <text:p>0.07198133420804684</text:p>
          </table:table-cell>
          <table:table-cell office:value-type="float" office:value="0.07109964731392414">
            <text:p>0.07109964731392414</text:p>
          </table:table-cell>
          <table:table-cell office:value-type="float" office:value="0.07062282148199107">
            <text:p>0.07062282148199107</text:p>
          </table:table-cell>
          <table:table-cell office:value-type="float" office:value="0.07164640856266055">
            <text:p>0.07164640856266055</text:p>
          </table:table-cell>
          <table:table-cell office:value-type="float" office:value="0.07483446022383569">
            <text:p>0.07483446022383569</text:p>
          </table:table-cell>
          <table:table-cell office:value-type="float" office:value="0.07662800647279941">
            <text:p>0.07662800647279941</text:p>
          </table:table-cell>
          <table:table-cell office:value-type="float" office:value="0.07576023661330646">
            <text:p>0.07576023661330646</text:p>
          </table:table-cell>
          <table:table-cell office:value-type="float" office:value="0.07338592457725496">
            <text:p>0.07338592457725496</text:p>
          </table:table-cell>
          <table:table-cell office:value-type="float" office:value="0.07016499121768">
            <text:p>0.07016499121768</text:p>
          </table:table-cell>
          <table:table-cell office:value-type="float" office:value="0.06522060154520412">
            <text:p>0.06522060154520412</text:p>
          </table:table-cell>
          <table:table-cell office:value-type="float" office:value="0.05794523733829574">
            <text:p>0.057945237338295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